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 Stage</text:p>
          </table:table-cell>
          <table:table-cell office:value-type="string" calcext:value-type="string">
            <text:p>Failure Reas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ING_BUTTONS_1</text:p>
          </table:table-cell>
          <table:table-cell office:value-type="string" calcext:value-type="string">
            <text:p>Button wasnt found due to big approach error in x and angl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Pressed the wrong button (#2) because it barely saw it because approach got too clo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ING_BUTTONS_1</text:p>
          </table:table-cell>
          <table:table-cell office:value-type="string" calcext:value-type="string">
            <text:p>Button wasnt found due to big approach error in x and angle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The arm couldnt compute a path to the button (no apperant reaso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The button was recognized in the wrong location (due to residual recognitio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Pressed the wrong button (#5) because it barely saw it because approach got too clo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*** CHANGED ROTATION CORRECTION SYSTEM ***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The button was recognized in the wrong location (due to residual recognitio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The button was recognized in the wrong location (due to residual recognitio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*** FIXED RESIDUAL RECOGNITION ISSUE ***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0:17:45.721551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6T11:16:18.301166251</meta:creation-date>
    <dc:date>2023-11-07T16:44:25.104315398</dc:date>
    <meta:editing-duration>PT10H34M5S</meta:editing-duration>
    <meta:editing-cycles>112</meta:editing-cycles>
    <meta:generator>LibreOffice/6.4.7.2$Linux_X86_64 LibreOffice_project/40$Build-2</meta:generator>
    <meta:document-statistic meta:table-count="1" meta:cell-count="203" meta:object-count="0"/>
  </office:meta>
</office:document-meta>
</file>